
<file path=META-INF/manifest.xml><?xml version="1.0" encoding="utf-8"?>
<!DOCTYPE manifest  PUBLIC '-//OpenOffice.org//DTD Manifest 1.0//EN'  'Manifest.dtd'>
<manifest:manifest xmlns:manifest="http://openoffice.org/2001/manifest">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Basic/Standard/Modul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WT UI" svg:font-family="'Andale WT UI', 'MS Mincho', 'HG Mincho L', 'MS PGothic', 'Arial Unicode MS'"/>
    <style:font-face style:name="Simplified Arabic" svg:font-family="'Simplified Arabic', 'Andale WT UI', 'Arial Unicode MS'"/>
    <style:font-face style:name="Thorndale" svg:font-family="Thorndale" style:font-family-generic="roman" style:font-pitch="variable"/>
    <style:font-face style:name="Helvetica" svg:font-family="Helvetica" style:font-family-generic="swiss" style:font-pitch="variable"/>
  </office:font-face-decls>
  <office:automatic-styles>
    <style:style style:name="P1" style:family="paragraph" style:parent-style-name="Standard">
      <style:text-properties fo:font-weight="normal"/>
    </style:style>
    <style:style style:name="P2" style:family="paragraph"/>
    <style:style style:name="gr1" style:family="graphic">
      <style:graphic-properties style:wrap="run-through" style:vertical-pos="middle" style:vertical-rel="line"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CommandButton1" form:control-implementation="ooo:com.sun.star.form.component.CommandButton" form:id="control1" form:label="Coloring words" office:target-frame="" xlink:href="" form:image-data="" form:delay-for-repeat="PT0.50S" form:image-position="top" form:image-align="center">
            <form:properties>
              <form:property form:property-name="DefaultControl" office:value-type="string" office:string-value="stardiv.one.form.control.CommandButton"/>
            </form:properties>
            <office:event-listeners>
              <script:event-listener script:language="ooo:StarBasic" script:event-name="form:performaction" script:macro-name="Standard.Modul1.Main"/>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bloody officers in town was on to him and just waiting to pounce and snap those cuffs on his wrists? He nervously looked all around. Suddenly he saw the alley. Like lighte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brilliant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Standard"/>
      <text:p text:style-name="P1"><draw:control text:anchor-type="as-char" draw:z-index="0" draw:style-name="gr1" draw:text-style-name="P2" svg:width="3.335cm" svg:height="0.953cm" draw:control="control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WT UI" svg:font-family="'Andale WT UI', 'MS Mincho', 'HG Mincho L', 'MS PGothic', 'Arial Unicode MS'"/>
    <style:font-face style:name="Simplified Arabic" svg:font-family="'Simplified Arabic', 'Andale WT UI', 'Arial Unicode MS'"/>
    <style:font-face style:name="Thorndale" svg:font-family="Thorndale" style:font-family-generic="roman" style:font-pitch="variable"/>
    <style:font-face style:name="Helvetica" svg:font-family="Helvetic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paragraph-properties style:text-autospace="ideograph-alpha" style:line-break="strict" style:writing-mode="lr-tb">
        <style:tab-stops/>
      </style:paragraph-properties>
      <style:text-properties fo:color="#000000" style:font-name="Thorndale" fo:font-size="12pt" fo:language="en" fo:country="US" style:font-name-asian="Andale WT UI" style:font-size-asian="12pt" style:language-asian="none" style:country-asian="none" style:font-name-complex="Simplified Arabic" style:font-size-complex="12pt" style:language-complex="none" style:country-complex="none"/>
    </style:default-style>
    <style:default-style style:family="paragraph">
      <style:table-properties table:border-model="separating"/>
      <style:table-row-properties fo:keep-together="always"/>
      <style:paragraph-properties fo:hyphenation-ladder-count="no-limit" style:text-autospace="ideograph-alpha" style:punctuation-wrap="hanging" style:line-break="strict" style:tab-stop-distance="1.251cm" style:writing-mode="page"/>
      <style:text-properties fo:color="#000000" fo:font-size="12pt" fo:language="en" fo:country="US" style:font-size-asian="12pt" style:language-asian="none" style:country-asian="none" style:font-size-complex="12pt" style:language-complex="none" style:country-complex="none" fo:hyphenate="false" fo:hyphenation-remain-char-count="2" fo:hyphenation-push-char-count="2"/>
    </style:default-style>
    <style:style style:name="Standard" style:family="paragraph" style:class="text"/>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_Beta$Linux OpenOffice.org_project/680m66$Build-8852$CWS-sdksample</meta:generator>
    <meta:creation-date>2000-05-30T13:44:55</meta:creation-date>
    <dc:date>2005-01-11T17:40:33</dc:date>
    <meta:print-date>0-00-00T00:00:00</meta:print-date>
    <dc:language>en-US</dc:language>
    <meta:editing-cycles>0</meta:editing-cycles>
    <meta:editing-duration>PT0S</meta:editing-duration>
    <meta:user-defined meta:name="Info 0"/>
    <meta:user-defined meta:name="Info 1"/>
    <meta:user-defined meta:name="Info 2"/>
    <meta:user-defined meta:name="Info 3"/>
    <meta:document-statistic meta:table-count="0" meta:image-count="0" meta:object-count="0" meta:page-count="1" meta:paragraph-count="2" meta:word-count="293" meta:character-count="1556"/>
  </office:meta>
</office:document-meta>
</file>

<file path=Basic/Standard/Modul1.xml><?xml version="1.0" encoding="utf-8"?>
<!DOCTYPE module  PUBLIC '-//OpenOffice.org//DTD OfficeDocument 1.0//EN'  'module.dtd'>
<script:module xmlns:script="http://openoffice.org/2000/script" script:name="Modul1" script:language="StarBasic">Sub Main

  Dim mOffending(3) As String
  Dim mBad(3) As String
  Dim nOffendColor As Long
  Dim nBadColor As Long

  mOffending() = Array("negro(e|es)?","bor(ed|ing)?", _
                       "bloody?", "bleed(ing)?")
  mBad() = Array("possib(le|ilit(y|ies))",  _
                 "real(ly)+", "brilliant", "\&lt;[a-z]+n\'t\&gt;")

  nOffendColor = RGB(255,0,0)
  nBadColor = RGB(255,128,0)

  colorList(mOffending(), nOffendColor)
  colorList(mBad(), nBadColor)
End Sub


Sub colorList(mList As Variant, nColor As Long)
  Dim n As Long
  Dim oDocument As Object
  Dim oSearch As Object, oFound As Object
  Dim oFoundCursor As Object

  oDocument = ThisComponent
  oSearch = oDocument.createSearchDescriptor
  oSearch.SearchRegularExpression = TRUE
  For n = LBound(mList()) To UBound(mList())
    oSearch.SearchString = mList(n)
    oFound = oDocument.findFirst(oSearch)
    While NOT IsNull(oFound)
      oFoundCursor = _
        oFound.Text.createTextCursorByRange(oFound)
      oFoundCursor.CharColor = nColor
      oFound = oDocument.findNext(oFound, oSearch)
    Wend
  Next n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